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710715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1792" calcext:value-type="float">
            <text:p>44.3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715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6552" calcext:value-type="float">
            <text:p>44.1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715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0456" calcext:value-type="float">
            <text:p>44.1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715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976" calcext:value-type="float">
            <text:p>43.7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715</text:p>
          </table:table-cell>
          <table:table-cell office:value-type="string" calcext:value-type="string">
            <text:p>2019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49496" calcext:value-type="float">
            <text:p>43.4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710715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5968" calcext:value-type="float">
            <text:p>43.1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78" meta:object-count="0"/>
    <meta:user-defined meta:name="AppVersion">3.0</meta:user-defined>
  </office:meta>
</office:document-meta>
</file>